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1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1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1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1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1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1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1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1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1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1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1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1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1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1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fo:font-style="italic" officeooo:rsid="1e134cb1" style:font-style-asian="italic" style:font-style-complex="italic"/>
    </style:style>
    <style:style style:name="T65" style:family="text">
      <style:text-properties fo:font-style="italic" officeooo:rsid="1e63d1fd" style:font-style-asian="italic" style:font-style-complex="italic"/>
    </style:style>
    <style:style style:name="T66" style:family="text">
      <style:text-properties fo:font-style="italic" officeooo:rsid="1e687c57" style:font-style-asian="italic" style:font-style-complex="italic"/>
    </style:style>
    <style:style style:name="T67" style:family="text">
      <style:text-properties fo:font-style="italic" officeooo:rsid="1e861965" style:font-style-asian="italic" style:font-style-complex="italic"/>
    </style:style>
    <style:style style:name="T68" style:family="text">
      <style:text-properties fo:font-style="italic" officeooo:rsid="1e90a53d" style:font-style-asian="italic" style:font-style-complex="italic"/>
    </style:style>
    <style:style style:name="T69" style:family="text">
      <style:text-properties fo:font-style="italic" officeooo:rsid="1e94ec1f" style:font-style-asian="italic" style:font-style-complex="italic"/>
    </style:style>
    <style:style style:name="T70" style:family="text">
      <style:text-properties fo:font-style="italic" officeooo:rsid="1e9bc225" style:font-style-asian="italic" style:font-style-complex="italic"/>
    </style:style>
    <style:style style:name="T71" style:family="text">
      <style:text-properties fo:font-style="italic" officeooo:rsid="1e9bfb50" style:font-style-asian="italic" style:font-style-complex="italic"/>
    </style:style>
    <style:style style:name="T72" style:family="text">
      <style:text-properties fo:font-style="italic" officeooo:rsid="1e9fd2ef" style:font-style-asian="italic" style:font-style-complex="italic"/>
    </style:style>
    <style:style style:name="T73" style:family="text">
      <style:text-properties fo:font-style="italic" officeooo:rsid="1efa16f9" style:font-style-asian="italic" style:font-style-complex="italic"/>
    </style:style>
    <style:style style:name="T74" style:family="text">
      <style:text-properties fo:font-style="italic" officeooo:rsid="1f3989bb" style:font-style-asian="italic" style:font-style-complex="italic"/>
    </style:style>
    <style:style style:name="T75" style:family="text">
      <style:text-properties fo:font-style="italic" officeooo:rsid="1f454130" style:font-style-asian="italic" style:font-style-complex="italic"/>
    </style:style>
    <style:style style:name="T76" style:family="text">
      <style:text-properties fo:font-style="italic" officeooo:rsid="1f4ed5a6" style:font-style-asian="italic" style:font-style-complex="italic"/>
    </style:style>
    <style:style style:name="T77" style:family="text">
      <style:text-properties fo:font-style="italic" officeooo:rsid="1f73fd6c" style:font-style-asian="italic" style:font-style-complex="italic"/>
    </style:style>
    <style:style style:name="T78" style:family="text">
      <style:text-properties fo:font-style="italic" officeooo:rsid="1f80b5b3" style:font-style-asian="italic" style:font-style-complex="italic"/>
    </style:style>
    <style:style style:name="T79" style:family="text">
      <style:text-properties fo:font-style="italic" officeooo:rsid="1f8d0204" style:font-style-asian="italic" style:font-style-complex="italic"/>
    </style:style>
    <style:style style:name="T80" style:family="text">
      <style:text-properties fo:font-style="italic" officeooo:rsid="1f99a44b" style:font-style-asian="italic" style:font-style-complex="italic"/>
    </style:style>
    <style:style style:name="T81" style:family="text">
      <style:text-properties fo:font-style="italic" officeooo:rsid="200e0632" style:font-style-asian="italic" style:font-style-complex="italic"/>
    </style:style>
    <style:style style:name="T82" style:family="text">
      <style:text-properties fo:font-style="italic" officeooo:rsid="2025ec30" style:font-style-asian="italic" style:font-style-complex="italic"/>
    </style:style>
    <style:style style:name="T83" style:family="text">
      <style:text-properties officeooo:rsid="19507971"/>
    </style:style>
    <style:style style:name="T84" style:family="text">
      <style:text-properties officeooo:rsid="1952d0e5"/>
    </style:style>
    <style:style style:name="T85" style:family="text">
      <style:text-properties officeooo:rsid="19549fc9"/>
    </style:style>
    <style:style style:name="T86" style:family="text">
      <style:text-properties officeooo:rsid="1954e59f"/>
    </style:style>
    <style:style style:name="T87" style:family="text">
      <style:text-properties officeooo:rsid="19633827"/>
    </style:style>
    <style:style style:name="T88" style:family="text">
      <style:text-properties officeooo:rsid="196c8328"/>
    </style:style>
    <style:style style:name="T89" style:family="text">
      <style:text-properties officeooo:rsid="197d604a"/>
    </style:style>
    <style:style style:name="T90" style:family="text">
      <style:text-properties officeooo:rsid="19803b00"/>
    </style:style>
    <style:style style:name="T91" style:family="text">
      <style:text-properties officeooo:rsid="198141d8"/>
    </style:style>
    <style:style style:name="T92" style:family="text">
      <style:text-properties officeooo:rsid="1983db95"/>
    </style:style>
    <style:style style:name="T93" style:family="text">
      <style:text-properties officeooo:rsid="19856a7b"/>
    </style:style>
    <style:style style:name="T94" style:family="text">
      <style:text-properties officeooo:rsid="1987564a"/>
    </style:style>
    <style:style style:name="T95" style:family="text">
      <style:text-properties officeooo:rsid="198a524a"/>
    </style:style>
    <style:style style:name="T96" style:family="text">
      <style:text-properties officeooo:rsid="198bbc62"/>
    </style:style>
    <style:style style:name="T97" style:family="text">
      <style:text-properties officeooo:rsid="198d0a1d"/>
    </style:style>
    <style:style style:name="T98" style:family="text">
      <style:text-properties officeooo:rsid="198d8663"/>
    </style:style>
    <style:style style:name="T99" style:family="text">
      <style:text-properties officeooo:rsid="198fd146"/>
    </style:style>
    <style:style style:name="T100" style:family="text">
      <style:text-properties officeooo:rsid="19948690"/>
    </style:style>
    <style:style style:name="T101" style:family="text">
      <style:text-properties officeooo:rsid="19963606"/>
    </style:style>
    <style:style style:name="T102" style:family="text">
      <style:text-properties officeooo:rsid="1997cdca"/>
    </style:style>
    <style:style style:name="T103" style:family="text">
      <style:text-properties officeooo:rsid="1998250e"/>
    </style:style>
    <style:style style:name="T104" style:family="text">
      <style:text-properties officeooo:rsid="1999e832"/>
    </style:style>
    <style:style style:name="T105" style:family="text">
      <style:text-properties officeooo:rsid="199e7504"/>
    </style:style>
    <style:style style:name="T106" style:family="text">
      <style:text-properties officeooo:rsid="199ffab2"/>
    </style:style>
    <style:style style:name="T107" style:family="text">
      <style:text-properties officeooo:rsid="19a28d2f"/>
    </style:style>
    <style:style style:name="T108" style:family="text">
      <style:text-properties officeooo:rsid="19b16bb0"/>
    </style:style>
    <style:style style:name="T109" style:family="text">
      <style:text-properties officeooo:rsid="19bc92f4"/>
    </style:style>
    <style:style style:name="T110" style:family="text">
      <style:text-properties officeooo:rsid="19b9edff"/>
    </style:style>
    <style:style style:name="T111" style:family="text">
      <style:text-properties officeooo:rsid="19c5551f"/>
    </style:style>
    <style:style style:name="T112" style:family="text">
      <style:text-properties officeooo:rsid="19cd6837"/>
    </style:style>
    <style:style style:name="T113" style:family="text">
      <style:text-properties officeooo:rsid="19d04042"/>
    </style:style>
    <style:style style:name="T114" style:family="text">
      <style:text-properties officeooo:rsid="19d3c50c"/>
    </style:style>
    <style:style style:name="T115" style:family="text">
      <style:text-properties officeooo:rsid="19dd7feb"/>
    </style:style>
    <style:style style:name="T116" style:family="text">
      <style:text-properties officeooo:rsid="19e09aed"/>
    </style:style>
    <style:style style:name="T117" style:family="text">
      <style:text-properties officeooo:rsid="19e1cfcd"/>
    </style:style>
    <style:style style:name="T118" style:family="text">
      <style:text-properties officeooo:rsid="19e44d27"/>
    </style:style>
    <style:style style:name="T119" style:family="text">
      <style:text-properties officeooo:rsid="19e4e40c"/>
    </style:style>
    <style:style style:name="T120" style:family="text">
      <style:text-properties officeooo:rsid="19e8c761"/>
    </style:style>
    <style:style style:name="T121" style:family="text">
      <style:text-properties officeooo:rsid="19eaa6cd"/>
    </style:style>
    <style:style style:name="T122" style:family="text">
      <style:text-properties officeooo:rsid="19ec800f"/>
    </style:style>
    <style:style style:name="T123" style:family="text">
      <style:text-properties officeooo:rsid="19ee8d5a"/>
    </style:style>
    <style:style style:name="T124" style:family="text">
      <style:text-properties officeooo:rsid="19f2dce5"/>
    </style:style>
    <style:style style:name="T125" style:family="text">
      <style:text-properties officeooo:rsid="19f7b0c1"/>
    </style:style>
    <style:style style:name="T126" style:family="text">
      <style:text-properties officeooo:rsid="19f80ba0"/>
    </style:style>
    <style:style style:name="T127" style:family="text">
      <style:text-properties officeooo:rsid="1a013591"/>
    </style:style>
    <style:style style:name="T128" style:family="text">
      <style:text-properties officeooo:rsid="1a0387b0"/>
    </style:style>
    <style:style style:name="T129" style:family="text">
      <style:text-properties officeooo:rsid="1a1996e6"/>
    </style:style>
    <style:style style:name="T130" style:family="text">
      <style:text-properties officeooo:rsid="1a309250"/>
    </style:style>
    <style:style style:name="T131" style:family="text">
      <style:text-properties officeooo:rsid="1a33f416"/>
    </style:style>
    <style:style style:name="T132" style:family="text">
      <style:text-properties officeooo:rsid="1a3663f5"/>
    </style:style>
    <style:style style:name="T133" style:family="text">
      <style:text-properties officeooo:rsid="1a36849e"/>
    </style:style>
    <style:style style:name="T134" style:family="text">
      <style:text-properties officeooo:rsid="1a3e7439"/>
    </style:style>
    <style:style style:name="T135" style:family="text">
      <style:text-properties officeooo:rsid="1a3fd81a"/>
    </style:style>
    <style:style style:name="T136" style:family="text">
      <style:text-properties officeooo:rsid="1a421006"/>
    </style:style>
    <style:style style:name="T137" style:family="text">
      <style:text-properties officeooo:rsid="1a471f78"/>
    </style:style>
    <style:style style:name="T138" style:family="text">
      <style:text-properties officeooo:rsid="1a4c8d6d"/>
    </style:style>
    <style:style style:name="T139" style:family="text">
      <style:text-properties officeooo:rsid="1a57d3a5"/>
    </style:style>
    <style:style style:name="T140" style:family="text">
      <style:text-properties officeooo:rsid="1a5a81f8"/>
    </style:style>
    <style:style style:name="T141" style:family="text">
      <style:text-properties officeooo:rsid="1a670a48"/>
    </style:style>
    <style:style style:name="T142" style:family="text">
      <style:text-properties officeooo:rsid="1a6c9744"/>
    </style:style>
    <style:style style:name="T143" style:family="text">
      <style:text-properties officeooo:rsid="1a6d6eac"/>
    </style:style>
    <style:style style:name="T144" style:family="text">
      <style:text-properties officeooo:rsid="1a6f1f4c"/>
    </style:style>
    <style:style style:name="T145" style:family="text">
      <style:text-properties officeooo:rsid="1a7820f3"/>
    </style:style>
    <style:style style:name="T146" style:family="text">
      <style:text-properties officeooo:rsid="1a782a35"/>
    </style:style>
    <style:style style:name="T147" style:family="text">
      <style:text-properties officeooo:rsid="1a7b3718"/>
    </style:style>
    <style:style style:name="T148" style:family="text">
      <style:text-properties officeooo:rsid="1a7dc0ee"/>
    </style:style>
    <style:style style:name="T149" style:family="text">
      <style:text-properties officeooo:rsid="1a805cf5"/>
    </style:style>
    <style:style style:name="T150" style:family="text">
      <style:text-properties officeooo:rsid="1a81acda"/>
    </style:style>
    <style:style style:name="T151" style:family="text">
      <style:text-properties officeooo:rsid="1a838438"/>
    </style:style>
    <style:style style:name="T152" style:family="text">
      <style:text-properties officeooo:rsid="1a8417f9"/>
    </style:style>
    <style:style style:name="T153" style:family="text">
      <style:text-properties officeooo:rsid="1a86d5e3"/>
    </style:style>
    <style:style style:name="T154" style:family="text">
      <style:text-properties officeooo:rsid="1a889dcf"/>
    </style:style>
    <style:style style:name="T155" style:family="text">
      <style:text-properties officeooo:rsid="1a8b51b5"/>
    </style:style>
    <style:style style:name="T156" style:family="text">
      <style:text-properties officeooo:rsid="1a90d516"/>
    </style:style>
    <style:style style:name="T157" style:family="text">
      <style:text-properties officeooo:rsid="1a9277ce"/>
    </style:style>
    <style:style style:name="T158" style:family="text">
      <style:text-properties officeooo:rsid="1a935b18"/>
    </style:style>
    <style:style style:name="T159" style:family="text">
      <style:text-properties officeooo:rsid="1a9f7741"/>
    </style:style>
    <style:style style:name="T160" style:family="text">
      <style:text-properties officeooo:rsid="1aa3e978"/>
    </style:style>
    <style:style style:name="T161" style:family="text">
      <style:text-properties officeooo:rsid="1aaa2e38"/>
    </style:style>
    <style:style style:name="T162" style:family="text">
      <style:text-properties officeooo:rsid="1aab58bc"/>
    </style:style>
    <style:style style:name="T163" style:family="text">
      <style:text-properties officeooo:rsid="1aadba32"/>
    </style:style>
    <style:style style:name="T164" style:family="text">
      <style:text-properties officeooo:rsid="1ab70584"/>
    </style:style>
    <style:style style:name="T165" style:family="text">
      <style:text-properties officeooo:rsid="1ab7dd5f"/>
    </style:style>
    <style:style style:name="T166" style:family="text">
      <style:text-properties officeooo:rsid="1ac0271a"/>
    </style:style>
    <style:style style:name="T167" style:family="text">
      <style:text-properties officeooo:rsid="1ac6a1dc"/>
    </style:style>
    <style:style style:name="T168" style:family="text">
      <style:text-properties officeooo:rsid="1ada0c7a"/>
    </style:style>
    <style:style style:name="T169" style:family="text">
      <style:text-properties officeooo:rsid="1ae0965f"/>
    </style:style>
    <style:style style:name="T170" style:family="text">
      <style:text-properties officeooo:rsid="1ae514c6"/>
    </style:style>
    <style:style style:name="T171" style:family="text">
      <style:text-properties style:font-name="Liberation Serif1" officeooo:rsid="1ae514c6"/>
    </style:style>
    <style:style style:name="T172" style:family="text">
      <style:text-properties style:font-name="Liberation Serif1" officeooo:rsid="1af26c10"/>
    </style:style>
    <style:style style:name="T173" style:family="text">
      <style:text-properties style:font-name="Liberation Serif1" officeooo:rsid="1af3ce7e"/>
    </style:style>
    <style:style style:name="T174" style:family="text">
      <style:text-properties style:font-name="Liberation Serif1" officeooo:rsid="1af4bcc0"/>
    </style:style>
    <style:style style:name="T175" style:family="text">
      <style:text-properties style:font-name="Liberation Serif1" officeooo:rsid="1af57252"/>
    </style:style>
    <style:style style:name="T176" style:family="text">
      <style:text-properties style:font-name="Liberation Serif1" officeooo:rsid="1af68fb2"/>
    </style:style>
    <style:style style:name="T177" style:family="text">
      <style:text-properties style:font-name="Liberation Serif1" officeooo:rsid="1af713b4"/>
    </style:style>
    <style:style style:name="T178" style:family="text">
      <style:text-properties style:font-name="Liberation Serif1" officeooo:rsid="1af71da3"/>
    </style:style>
    <style:style style:name="T179" style:family="text">
      <style:text-properties style:font-name="Liberation Serif1" officeooo:rsid="1af8204a"/>
    </style:style>
    <style:style style:name="T180" style:family="text">
      <style:text-properties style:font-name="Liberation Serif1" officeooo:rsid="0019f43d"/>
    </style:style>
    <style:style style:name="T181" style:family="text">
      <style:text-properties style:font-name="Liberation Serif1" officeooo:rsid="1af960c5"/>
    </style:style>
    <style:style style:name="T182" style:family="text">
      <style:text-properties style:font-name="Liberation Serif1" officeooo:rsid="1afb4cff"/>
    </style:style>
    <style:style style:name="T183" style:family="text">
      <style:text-properties style:font-name="Liberation Serif1" officeooo:rsid="1afca0dc"/>
    </style:style>
    <style:style style:name="T184" style:family="text">
      <style:text-properties style:font-name="Liberation Serif1" officeooo:rsid="1afd1b86"/>
    </style:style>
    <style:style style:name="T185" style:family="text">
      <style:text-properties style:font-name="Liberation Serif1" officeooo:rsid="1afebe94"/>
    </style:style>
    <style:style style:name="T186" style:family="text">
      <style:text-properties style:font-name="Liberation Serif1" officeooo:rsid="1afedb79"/>
    </style:style>
    <style:style style:name="T187" style:family="text">
      <style:text-properties style:font-name="Liberation Serif1" officeooo:rsid="1aff1463"/>
    </style:style>
    <style:style style:name="T188" style:family="text">
      <style:text-properties style:font-name="Liberation Serif1" officeooo:rsid="1b0106b9"/>
    </style:style>
    <style:style style:name="T189" style:family="text">
      <style:text-properties style:font-name="Liberation Serif1" officeooo:rsid="1b016e00"/>
    </style:style>
    <style:style style:name="T190" style:family="text">
      <style:text-properties style:font-name="Liberation Serif1" officeooo:rsid="1b017059"/>
    </style:style>
    <style:style style:name="T191" style:family="text">
      <style:text-properties style:font-name="Liberation Serif1" officeooo:rsid="1b01e36e"/>
    </style:style>
    <style:style style:name="T192" style:family="text">
      <style:text-properties style:font-name="Liberation Serif1" fo:font-style="italic" officeooo:rsid="1b01e36e" style:font-style-asian="italic" style:font-style-complex="italic"/>
    </style:style>
    <style:style style:name="T193" style:family="text">
      <style:text-properties style:font-name="Liberation Serif1" officeooo:rsid="1b029c24"/>
    </style:style>
    <style:style style:name="T194" style:family="text">
      <style:text-properties style:font-name="Liberation Serif1" officeooo:rsid="1b04098f"/>
    </style:style>
    <style:style style:name="T195" style:family="text">
      <style:text-properties style:font-name="Liberation Serif1" officeooo:rsid="1b0451b9"/>
    </style:style>
    <style:style style:name="T196" style:family="text">
      <style:text-properties style:font-name="Liberation Serif1" officeooo:rsid="1b050bd2"/>
    </style:style>
    <style:style style:name="T197" style:family="text">
      <style:text-properties style:font-name="Liberation Serif1" officeooo:rsid="1b058670"/>
    </style:style>
    <style:style style:name="T198" style:family="text">
      <style:text-properties style:font-name="Liberation Serif1" officeooo:rsid="1b078348"/>
    </style:style>
    <style:style style:name="T199" style:family="text">
      <style:text-properties style:font-name="Liberation Serif1" officeooo:rsid="1bcb4d71"/>
    </style:style>
    <style:style style:name="T200" style:family="text">
      <style:text-properties style:font-name="Liberation Serif1" officeooo:rsid="1bedc647"/>
    </style:style>
    <style:style style:name="T201" style:family="text">
      <style:text-properties style:font-name="Liberation Serif1" officeooo:rsid="1327ae62"/>
    </style:style>
    <style:style style:name="T202" style:family="text">
      <style:text-properties officeooo:rsid="1b0a7cfa"/>
    </style:style>
    <style:style style:name="T203" style:family="text">
      <style:text-properties officeooo:rsid="1b15e919"/>
    </style:style>
    <style:style style:name="T204" style:family="text">
      <style:text-properties officeooo:rsid="1b1857c8"/>
    </style:style>
    <style:style style:name="T205" style:family="text">
      <style:text-properties officeooo:rsid="1b194574"/>
    </style:style>
    <style:style style:name="T206" style:family="text">
      <style:text-properties officeooo:rsid="1b1a84b3"/>
    </style:style>
    <style:style style:name="T207" style:family="text">
      <style:text-properties officeooo:rsid="1b1b1d8e"/>
    </style:style>
    <style:style style:name="T208" style:family="text">
      <style:text-properties officeooo:rsid="1b1d0a81"/>
    </style:style>
    <style:style style:name="T209" style:family="text">
      <style:text-properties officeooo:rsid="1b1f4ae8"/>
    </style:style>
    <style:style style:name="T210" style:family="text">
      <style:text-properties officeooo:rsid="1b2cf594"/>
    </style:style>
    <style:style style:name="T211" style:family="text">
      <style:text-properties officeooo:rsid="1b405eee"/>
    </style:style>
    <style:style style:name="T212" style:family="text">
      <style:text-properties officeooo:rsid="1b41c807"/>
    </style:style>
    <style:style style:name="T213" style:family="text">
      <style:text-properties officeooo:rsid="1b422fc7"/>
    </style:style>
    <style:style style:name="T214" style:family="text">
      <style:text-properties officeooo:rsid="1b4ab57e"/>
    </style:style>
    <style:style style:name="T215" style:family="text">
      <style:text-properties officeooo:rsid="1b4e1ffc"/>
    </style:style>
    <style:style style:name="T216" style:family="text">
      <style:text-properties officeooo:rsid="1b4f9bd2"/>
    </style:style>
    <style:style style:name="T217" style:family="text">
      <style:text-properties officeooo:rsid="1b5718b0"/>
    </style:style>
    <style:style style:name="T218" style:family="text">
      <style:text-properties officeooo:rsid="1b62c8f2"/>
    </style:style>
    <style:style style:name="T219" style:family="text">
      <style:text-properties officeooo:rsid="1b6d4c9d"/>
    </style:style>
    <style:style style:name="T220" style:family="text">
      <style:text-properties officeooo:rsid="1b6f3e35"/>
    </style:style>
    <style:style style:name="T221" style:family="text">
      <style:text-properties officeooo:rsid="1b899d3c"/>
    </style:style>
    <style:style style:name="T222" style:family="text">
      <style:text-properties officeooo:rsid="1b9d8372"/>
    </style:style>
    <style:style style:name="T223" style:family="text">
      <style:text-properties officeooo:rsid="1bae44ba"/>
    </style:style>
    <style:style style:name="T224" style:family="text">
      <style:text-properties officeooo:rsid="1bc7be14"/>
    </style:style>
    <style:style style:name="T225" style:family="text">
      <style:text-properties officeooo:rsid="1bc8b3b5"/>
    </style:style>
    <style:style style:name="T226" style:family="text">
      <style:text-properties officeooo:rsid="1bc9e6d8"/>
    </style:style>
    <style:style style:name="T227" style:family="text">
      <style:text-properties officeooo:rsid="1bcb4d71"/>
    </style:style>
    <style:style style:name="T228" style:family="text">
      <style:text-properties style:font-name="Liberation Serif" officeooo:rsid="1bedc647"/>
    </style:style>
    <style:style style:name="T229" style:family="text">
      <style:text-properties officeooo:rsid="1bf15d09"/>
    </style:style>
    <style:style style:name="T230" style:family="text">
      <style:text-properties officeooo:rsid="1c0b9e34"/>
    </style:style>
    <style:style style:name="T231" style:family="text">
      <style:text-properties officeooo:rsid="1c0cf8de"/>
    </style:style>
    <style:style style:name="T232" style:family="text">
      <style:text-properties officeooo:rsid="1c0ebf56"/>
    </style:style>
    <style:style style:name="T233" style:family="text">
      <style:text-properties officeooo:rsid="1c110e5e"/>
    </style:style>
    <style:style style:name="T234" style:family="text">
      <style:text-properties officeooo:rsid="1c124397"/>
    </style:style>
    <style:style style:name="T235" style:family="text">
      <style:text-properties officeooo:rsid="1c231b17"/>
    </style:style>
    <style:style style:name="T236" style:family="text">
      <style:text-properties officeooo:rsid="1c264d00"/>
    </style:style>
    <style:style style:name="T237" style:family="text">
      <style:text-properties officeooo:rsid="1c27e50b"/>
    </style:style>
    <style:style style:name="T238" style:family="text">
      <style:text-properties officeooo:rsid="1c30a7ff"/>
    </style:style>
    <style:style style:name="T239" style:family="text">
      <style:text-properties officeooo:rsid="1c3935f8"/>
    </style:style>
    <style:style style:name="T240" style:family="text">
      <style:text-properties officeooo:rsid="1c45cf17"/>
    </style:style>
    <style:style style:name="T241" style:family="text">
      <style:text-properties officeooo:rsid="1c4c99ed"/>
    </style:style>
    <style:style style:name="T242" style:family="text">
      <style:text-properties officeooo:rsid="1c5c8a9d"/>
    </style:style>
    <style:style style:name="T243" style:family="text">
      <style:text-properties officeooo:rsid="1c923415"/>
    </style:style>
    <style:style style:name="T244" style:family="text">
      <style:text-properties officeooo:rsid="1ca0e2bb"/>
    </style:style>
    <style:style style:name="T245" style:family="text">
      <style:text-properties officeooo:rsid="1ca19145"/>
    </style:style>
    <style:style style:name="T246" style:family="text">
      <style:text-properties officeooo:rsid="1ca34020"/>
    </style:style>
    <style:style style:name="T247" style:family="text">
      <style:text-properties officeooo:rsid="1cb81c32"/>
    </style:style>
    <style:style style:name="T248" style:family="text">
      <style:text-properties officeooo:rsid="1cc67cc4"/>
    </style:style>
    <style:style style:name="T249" style:family="text">
      <style:text-properties officeooo:rsid="1cc70283"/>
    </style:style>
    <style:style style:name="T250" style:family="text">
      <style:text-properties officeooo:rsid="1cca8e4c"/>
    </style:style>
    <style:style style:name="T251" style:family="text">
      <style:text-properties officeooo:rsid="1ccbb130"/>
    </style:style>
    <style:style style:name="T252" style:family="text">
      <style:text-properties officeooo:rsid="1ccd7045"/>
    </style:style>
    <style:style style:name="T253" style:family="text">
      <style:text-properties officeooo:rsid="1ccfd6a6"/>
    </style:style>
    <style:style style:name="T254" style:family="text">
      <style:text-properties officeooo:rsid="1ce55a03"/>
    </style:style>
    <style:style style:name="T255" style:family="text">
      <style:text-properties officeooo:rsid="1ce5dff0"/>
    </style:style>
    <style:style style:name="T256" style:family="text">
      <style:text-properties officeooo:rsid="1cec513e"/>
    </style:style>
    <style:style style:name="T257" style:family="text">
      <style:text-properties officeooo:rsid="1cf4a7da"/>
    </style:style>
    <style:style style:name="T258" style:family="text">
      <style:text-properties officeooo:rsid="1cf56975"/>
    </style:style>
    <style:style style:name="T259" style:family="text">
      <style:text-properties officeooo:rsid="1cf96165"/>
    </style:style>
    <style:style style:name="T260" style:family="text">
      <style:text-properties fo:font-weight="bold" officeooo:rsid="1cf96165" style:font-weight-asian="bold" style:font-weight-complex="bold"/>
    </style:style>
    <style:style style:name="T261" style:family="text">
      <style:text-properties officeooo:rsid="1cfe51fa"/>
    </style:style>
    <style:style style:name="T262" style:family="text">
      <style:text-properties officeooo:rsid="1d00bc70"/>
    </style:style>
    <style:style style:name="T263" style:family="text">
      <style:text-properties officeooo:rsid="1d01bc29"/>
    </style:style>
    <style:style style:name="T264" style:family="text">
      <style:text-properties officeooo:rsid="1d0edf6e"/>
    </style:style>
    <style:style style:name="T265" style:family="text">
      <style:text-properties officeooo:rsid="1d192c37"/>
    </style:style>
    <style:style style:name="T266" style:family="text">
      <style:text-properties officeooo:rsid="1d1f8db4"/>
    </style:style>
    <style:style style:name="T267" style:family="text">
      <style:text-properties officeooo:rsid="1d32faa9"/>
    </style:style>
    <style:style style:name="T268" style:family="text">
      <style:text-properties officeooo:rsid="1d3408a4"/>
    </style:style>
    <style:style style:name="T269" style:family="text">
      <style:text-properties officeooo:rsid="1d360307"/>
    </style:style>
    <style:style style:name="T270" style:family="text">
      <style:text-properties officeooo:rsid="1d372d01"/>
    </style:style>
    <style:style style:name="T271" style:family="text">
      <style:text-properties officeooo:rsid="1d38c15a"/>
    </style:style>
    <style:style style:name="T272" style:family="text">
      <style:text-properties officeooo:rsid="1d3fa7bd"/>
    </style:style>
    <style:style style:name="T273" style:family="text">
      <style:text-properties officeooo:rsid="1d4847cc"/>
    </style:style>
    <style:style style:name="T274" style:family="text">
      <style:text-properties officeooo:rsid="1d5f700e"/>
    </style:style>
    <style:style style:name="T275" style:family="text">
      <style:text-properties officeooo:rsid="1d8fd179"/>
    </style:style>
    <style:style style:name="T276" style:family="text">
      <style:text-properties officeooo:rsid="1d9895a4"/>
    </style:style>
    <style:style style:name="T277" style:family="text">
      <style:text-properties officeooo:rsid="1dce7a7c"/>
    </style:style>
    <style:style style:name="T278" style:family="text">
      <style:text-properties officeooo:rsid="1dd7d3b0"/>
    </style:style>
    <style:style style:name="T279" style:family="text">
      <style:text-properties officeooo:rsid="1dd9a91a"/>
    </style:style>
    <style:style style:name="T280" style:family="text">
      <style:text-properties fo:font-variant="normal" fo:text-transform="none" fo:color="#000000" style:font-name="FreeSerif" fo:font-size="12pt" officeooo:rsid="1dd9a91a" fo:background-color="#ffffff" loext:char-shading-value="0" style:font-size-asian="12pt" style:font-size-complex="12pt"/>
    </style:style>
    <style:style style:name="T281" style:family="text">
      <style:text-properties officeooo:rsid="1de0e6fa"/>
    </style:style>
    <style:style style:name="T282" style:family="text">
      <style:text-properties officeooo:rsid="1de68021"/>
    </style:style>
    <style:style style:name="T283" style:family="text">
      <style:text-properties officeooo:rsid="1de848e6"/>
    </style:style>
    <style:style style:name="T284" style:family="text">
      <style:text-properties officeooo:rsid="1de9192c"/>
    </style:style>
    <style:style style:name="T285" style:family="text">
      <style:text-properties officeooo:rsid="1df0fd3a"/>
    </style:style>
    <style:style style:name="T286" style:family="text">
      <style:text-properties officeooo:rsid="1df255d1"/>
    </style:style>
    <style:style style:name="T287" style:family="text">
      <style:text-properties officeooo:rsid="1dfaf40a"/>
    </style:style>
    <style:style style:name="T288" style:family="text">
      <style:text-properties officeooo:rsid="1e0c1460"/>
    </style:style>
    <style:style style:name="T289" style:family="text">
      <style:text-properties officeooo:rsid="1e134cb1"/>
    </style:style>
    <style:style style:name="T290" style:family="text">
      <style:text-properties officeooo:rsid="1e2b2dac"/>
    </style:style>
    <style:style style:name="T291" style:family="text">
      <style:text-properties officeooo:rsid="1e3c6a67"/>
    </style:style>
    <style:style style:name="T292" style:family="text">
      <style:text-properties officeooo:rsid="1e5ac3a5"/>
    </style:style>
    <style:style style:name="T293" style:family="text">
      <style:text-properties officeooo:rsid="1e63d1fd"/>
    </style:style>
    <style:style style:name="T294" style:family="text">
      <style:text-properties officeooo:rsid="1e687c57"/>
    </style:style>
    <style:style style:name="T295" style:family="text">
      <style:text-properties officeooo:rsid="1e6a8491"/>
    </style:style>
    <style:style style:name="T296" style:family="text">
      <style:text-properties officeooo:rsid="1e754685"/>
    </style:style>
    <style:style style:name="T297" style:family="text">
      <style:text-properties officeooo:rsid="1e7bd7dd"/>
    </style:style>
    <style:style style:name="T298" style:family="text">
      <style:text-properties officeooo:rsid="1e7d738f"/>
    </style:style>
    <style:style style:name="T299" style:family="text">
      <style:text-properties officeooo:rsid="1e861965"/>
    </style:style>
    <style:style style:name="T300" style:family="text">
      <style:text-properties officeooo:rsid="1e8e1b74"/>
    </style:style>
    <style:style style:name="T301" style:family="text">
      <style:text-properties officeooo:rsid="1e8fcc90"/>
    </style:style>
    <style:style style:name="T302" style:family="text">
      <style:text-properties officeooo:rsid="1e90a53d"/>
    </style:style>
    <style:style style:name="T303" style:family="text">
      <style:text-properties officeooo:rsid="1e942b2c"/>
    </style:style>
    <style:style style:name="T304" style:family="text">
      <style:text-properties officeooo:rsid="1e94ec1f"/>
    </style:style>
    <style:style style:name="T305" style:family="text">
      <style:text-properties officeooo:rsid="1e9bc225"/>
    </style:style>
    <style:style style:name="T306" style:family="text">
      <style:text-properties officeooo:rsid="1e9cb64f"/>
    </style:style>
    <style:style style:name="T307" style:family="text">
      <style:text-properties officeooo:rsid="1e9db0a5"/>
    </style:style>
    <style:style style:name="T308" style:family="text">
      <style:text-properties officeooo:rsid="1e9f3671"/>
    </style:style>
    <style:style style:name="T309" style:family="text">
      <style:text-properties officeooo:rsid="1e9fd2ef"/>
    </style:style>
    <style:style style:name="T310" style:family="text">
      <style:text-properties officeooo:rsid="1eb1da53"/>
    </style:style>
    <style:style style:name="T311" style:family="text">
      <style:text-properties officeooo:rsid="1ef2f6db"/>
    </style:style>
    <style:style style:name="T312" style:family="text">
      <style:text-properties officeooo:rsid="1efa16f9"/>
    </style:style>
    <style:style style:name="T313" style:family="text">
      <style:text-properties officeooo:rsid="1f03c7a9"/>
    </style:style>
    <style:style style:name="T314" style:family="text">
      <style:text-properties officeooo:rsid="1f09a522"/>
    </style:style>
    <style:style style:name="T315" style:family="text">
      <style:text-properties officeooo:rsid="1f204110"/>
    </style:style>
    <style:style style:name="T316" style:family="text">
      <style:text-properties officeooo:rsid="1f3989bb"/>
    </style:style>
    <style:style style:name="T317" style:family="text">
      <style:text-properties officeooo:rsid="1f454130"/>
    </style:style>
    <style:style style:name="T318" style:family="text">
      <style:text-properties officeooo:rsid="1f4ed5a6"/>
    </style:style>
    <style:style style:name="T319" style:family="text">
      <style:text-properties officeooo:rsid="1f6b9c25"/>
    </style:style>
    <style:style style:name="T320" style:family="text">
      <style:text-properties officeooo:rsid="1f73fd6c"/>
    </style:style>
    <style:style style:name="T321" style:family="text">
      <style:text-properties officeooo:rsid="1f80b5b3"/>
    </style:style>
    <style:style style:name="T322" style:family="text">
      <style:text-properties officeooo:rsid="1f8d0204"/>
    </style:style>
    <style:style style:name="T323" style:family="text">
      <style:text-properties officeooo:rsid="1f99a44b"/>
    </style:style>
    <style:style style:name="T324" style:family="text">
      <style:text-properties officeooo:rsid="1fa6093e"/>
    </style:style>
    <style:style style:name="T325" style:family="text">
      <style:text-properties officeooo:rsid="1fac7c06"/>
    </style:style>
    <style:style style:name="T326" style:family="text">
      <style:text-properties officeooo:rsid="1fae1991"/>
    </style:style>
    <style:style style:name="T327" style:family="text">
      <style:text-properties officeooo:rsid="1fc34891"/>
    </style:style>
    <style:style style:name="T328" style:family="text">
      <style:text-properties officeooo:rsid="1fde7abb"/>
    </style:style>
    <style:style style:name="T329" style:family="text">
      <style:text-properties officeooo:rsid="1fe16293"/>
    </style:style>
    <style:style style:name="T330" style:family="text">
      <style:text-properties officeooo:rsid="1ff1e6eb"/>
    </style:style>
    <style:style style:name="T331" style:family="text">
      <style:text-properties officeooo:rsid="1ff390cf"/>
    </style:style>
    <style:style style:name="T332" style:family="text">
      <style:text-properties officeooo:rsid="1ff4deba"/>
    </style:style>
    <style:style style:name="T333" style:family="text">
      <style:text-properties officeooo:rsid="200e0632"/>
    </style:style>
    <style:style style:name="T334" style:family="text">
      <style:text-properties officeooo:rsid="202d3277"/>
    </style:style>
    <style:style style:name="T335" style:family="text">
      <style:text-properties officeooo:rsid="2044e5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6">–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7">–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71">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72">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73">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8"><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83">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9">– <text:span text:style-name="T84">Галерными рабами?</text:span>– <text:span text:style-name="T84">рычит Чиклиц</text:span>– <text:span text:style-name="T85">Да ни за что, Богом клянусь. Для Де Милла меховые шпингалеты на погребу!</text:span></text:p>
      <text:p text:style-name="P74">Сразу за городской чертой, останки батареи А-4, <text:span text:style-name="T86">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86"> слизистой оболочки», Слотроп сидит прихлёбывая шампанское как шипучку, кивает, улыбается, изредка говорит </text:span><text:span text:style-name="T11">da, da</text:span><text:span text:style-name="T86">, чтобы казаться не тем, кто он есть.</text:span></text:p>
      <text:p text:style-name="P75">Они выезжают в указанное место на зелёном, ухмылистом штабном Форде. <text:span text:style-name="T87">Марви, как только втиснулся за руль, тут же превращается в алкоманьяка—</text:span><text:span text:style-name="T12">иииииррррр с</text:span><text:span text:style-name="T87">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76">Площадка это выгорелый круг зарастающий зеленью новой травы, посреди рощицы буков и ольхи. </text:p>
      <text:p text:style-name="P77">Металл камуфляжного окраса молча стоит среди призрачной толпы запоздалых одуванчиков, <text:span text:style-name="T88">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78">Красный, белый, синий мелькают из пыли на полу машины управления <text:span text:style-name="T89">полётом. Слотроп припадает на одно колено. Мандала </text:span><text:span text:style-name="T13">Schwarzkommando</text:span><text:span text:style-name="T89">: KEZVH. Он поднимает взгляд к хитрой толстогубой улыбке Марви.</text:span></text:p>
      <text:p text:style-name="P10">– <text:span text:style-name="T90">Да канешна. Как я не понил. На тибе ж </text:span><text:span text:style-name="T14">пагонав</text:span><text:span text:style-name="T90"> нету. Яснааа… ты типа Совейская КонРазведка. Ага ж?</text:span>– <text:span text:style-name="T90">Слотроп отводит глаза.</text:span>– <text:span text:style-name="T90">Эй. Эй, кавоты хошь набуть? А?</text:span>– <text:span text:style-name="T91">Улыбка исчезает,</text:span>– <text:span text:style-name="T91">Оп-па-а-а, тебя ж не полковник Чичерин падаслал. Он ещё </text:span><text:span text:style-name="T15">тот</text:span><text:span text:style-name="T91"> Руски.</text:span></text:p>
      <text:p text:style-name="P11">– <text:span text:style-name="T92">Поверьте,</text:span>– <text:span text:style-name="T92">подъемля мандалу, крест против вампира,</text:span>– <text:span text:style-name="T93">мой единственный интерес разобраться с проблемой </text:span><text:span text:style-name="T16">этих</text:span><text:span text:style-name="T93"> чёрных дьяволов.</text:span></text:p>
      <text:p text:style-name="P79">Улыбка возвращается, толстая пятерня ложится на локоть Слотропу. «<text:span text:style-name="T94">Вы нагатовилися их покаруселить, как падайдут ищо таваришши?»</text:span></text:p>
      <text:p text:style-name="P12">– <text:span text:style-name="T94">Покаруселить? Я не совсем понимаю о чём</text:span>—</text:p>
      <text:p text:style-name="P13"><text:soft-page-break/>– <text:span text:style-name="T17">Ты</text:span><text:span text:style-name="T94"> точна знаш. Канчай. Да эти ж </text:span><text:span text:style-name="T17">чёрномазики</text:span><text:span text:style-name="T94"> стоят лагерем за городам! Эй, Иван, эт </text:span><text:span text:style-name="T17">чёрт дери</text:span><text:span text:style-name="T94"> забава будет! Я сёдни цел день начищал сваво Кольта,</text:span>– <text:span text:style-name="T95">поглаживает свой пистолет в кобуре.</text:span>– <text:span text:style-name="T96">Забацаю сибе шапачку из чёрной кожи какова-то с те х’сосов и я те ни скажу кака его запчасть будит балтаца спозади, а? Ха?</text:span>– <text:span text:style-name="T97">И это так взвеселяет Чортова Чиклица, что готов задохнуться от смеха.</text:span></text:p>
      <text:p text:style-name="P14">– <text:span text:style-name="T98">Вообще-то,</text:span>– <text:span text:style-name="T98">Слотроп изобретает по ходу того, как говорит,</text:span>– <text:span text:style-name="T98">моя миссия в разведывательной координации,</text:span>– <text:span text:style-name="T98">хрен его знает, что это значит,</text:span>– <text:span text:style-name="T98">в подобных операциях. Моя задача тут, фактически, разведать позиции врага.</text:span></text:p>
      <text:p text:style-name="P15">– <text:span text:style-name="T99">Враг, этта тошна,</text:span>– <text:span text:style-name="T99">кивает Чиклиц.</text:span>– <text:span text:style-name="T99">У них оружие и всё такое. В руках негритоса должна быть только одна вещь </text:span><text:span text:style-name="T18">веник</text:span><text:span text:style-name="T99">!</text:span></text:p>
      <text:p text:style-name="P80">Марви хмурится: «Ну ты жа не ждёшь от нас, што ща пойдём с табой туда. <text:span text:style-name="T100">Магём те разаснить как туда, таваришш, но ты </text:span><text:span text:style-name="T19">ч</text:span><text:span text:style-name="T20">о</text:span><text:span text:style-name="T19">кнутый</text:span><text:span text:style-name="T100"> идти туда <text:s/>одиночкой. Чё те не падаждать? Атака ж пойдёт в полночь, ага? Оно те нада? Жди!</text:span></text:p>
      <text:p text:style-name="P16">– <text:span text:style-name="T101">Необходимо собрать информацию заранее,</text:span>– <text:span text:style-name="T101">с лицом для игры в покер, для покера, хорошо, хорошо...</text:span>– <text:span text:style-name="T102">не вам мне говорить насколько это важно...</text:span>– <text:span text:style-name="T103">полная полспудных смыслов пауза Лугоши,</text:span>– … <text:span text:style-name="T103">для </text:span><text:span text:style-name="T21">всех</text:span><text:span text:style-name="T103"> нас.</text:span></text:p>
      <text:p text:style-name="P17">– <text:span text:style-name="T104">Так что ему говорят где базируются </text:span><text:span text:style-name="T22">Schwarzkommando</text:span><text:span text:style-name="T104"> и подвозят до города, где бизнесмены подхватывают пару охочих </text:span><text:span text:style-name="T22">Fräuleins </text:span><text:span text:style-name="T105">и укатывают в сторону заката. Слотроп стоит в их выхлопных газах, бормочет:</text:span></text:p>
      <text:p text:style-name="P18">– <text:span text:style-name="T106">В следующий раз нарвёшься уже не на бисквитный торт, ты, жопа с ручкой….</text:span></text:p>
      <text:p text:style-name="P81">Ему потребовался <text:s/>час, чтобы доьраться до лагеря пешком <text:span text:style-name="T107">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82">Да! да что сталось с Imipolex G, с тем всем Джамфом, а и <text:span text:style-name="T108">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5"/>
      <text:p text:style-name="P177">ИСКА-АТЬ ИГОЛКУ В СТОГУ СЕ-Е-Е-НА!</text:p>
      <text:p text:style-name="P178">Ссссс<text:span text:style-name="T1">—</text:span>смотривинфракаких-то лучах полнолуния,</text:p>
      <text:p text:style-name="P178">(Что-то) ухватит тебяаааа!</text:p>
      <text:p text:style-name="P83"/>
      <text:p text:style-name="P84">Ноги ш<text:span text:style-name="T109">ушукаются</text:span> сквозь травы и растительность лугов, <text:span text:style-name="T109">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88">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85">Йа<text:span text:style-name="T1">—</text:span><text:span text:style-name="T9">та-та</text:span>, <text:span text:style-name="T110">ИСКА-АТЬ ИГОЛКУ В СТО—</text:span></text:p>
      <text:p text:style-name="P86">Нетнетнетнет <text:span text:style-name="T111">брось, Джексон, перестань дурить, надо </text:span><text:span text:style-name="T23">сосредоточиться</text:span><text:span text:style-name="T111">…. Теперь про S-Gerät—Окей, если получится найти S-Gerät и как Джамф вписывается во всё это, если смогу узнать, да да теперь Imipolex… <text:s/></text:span></text:p>
      <text:p text:style-name="P85"/>
      <text:p text:style-name="P179">—<text:span text:style-name="T112">в поисках (хм-м) полного шафраном погребка…</text:span></text:p>
      <text:p text:style-name="P19"/>
      <text:p text:style-name="P87"><text:soft-page-break/>О…</text:p>
      <text:p text:style-name="P90">И в этот примерно момент, <text:span text:style-name="T113">словно просто кто-то очень захотел и заставил появиться, возникает один-единственный укол иглой в небе: первая звезда. </text:span></text:p>
      <text:p text:style-name="P91">Пусть я успею предупредить их вовремя.</text:p>
      <text:p text:style-name="P92">Они переняли Слотропа между деревьев, <text:span text:style-name="T114">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93">Енцина тут нет, но <text:span text:style-name="T115">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115">»</text:span></text:p>
      <text:p text:style-name="P94">Слотроп сообщает: «Собираются напасть в полночь. Не знаю сколько будет, <text:span text:style-name="T116">но может вам лучше <text:s/>уйти».</text:span></text:p>
      <text:p text:style-name="P20">– <text:span text:style-name="T116">Может,</text:span>– <text:span text:style-name="T116">улыбается Андреас,</text:span>– <text:span text:style-name="T116">Ты ел?</text:span></text:p>
      <text:p text:style-name="P95">Спор, уйти или остаться, продолжается за ужином. <text:span text:style-name="T117">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1">– <text:span text:style-name="T118">Мы должны идти куда идём,</text:span>– <text:span text:style-name="T118">Андреас поясняет ему позже,</text:span>– <text:span text:style-name="T118">куда Мукуру хочет, чтоб мы шли.</text:span></text:p>
      <text:p text:style-name="P22">– <text:span text:style-name="T119">О. О, я думал вы тут что-то ищете, как и все другие. Как насчёт 00000?</text:span></text:p>
      <text:p text:style-name="P23">– <text:span text:style-name="T120">Всё в руках Мукуру. Он прячет это там, где хочет, чтоб мы искали.</text:span></text:p>
      <text:p text:style-name="P24">– <text:span text:style-name="T121">Слушай, у меня ест наводка по тому S-Gerät.</text:span>– <text:span text:style-name="T121">Он пересказывает историю Греты Эрдман</text:span>—<text:span text:style-name="T122">Хит, нефтеперегонный завод, имя Блисеро</text:span>—</text:p>
      <text:p text:style-name="P96"><text:span text:style-name="T9">Это</text:span> <text:span text:style-name="T132">дзинькнуло</text:span> знакомым звоночком. Грянуло гонгом, фактически. <text:span text:style-name="T123">Все переглядываются. «Так»,– Андреас весьма осторожно,– «это имя того Немца, <text:s/>командира батареи применившей S-Gerät?</text:span></text:p>
      <text:p text:style-name="P25">– <text:span text:style-name="T124">Я не знаю </text:span><text:span text:style-name="T25">применили</text:span><text:span text:style-name="T124"> ли они его. Блисеро отвёз женщину на завод, где его либо собирали, либо изготовили какую-то часть его, из пластика, что называется Imipolex G.</text:span></text:p>
      <text:p text:style-name="P26">– <text:span text:style-name="T125">И она не сказала где именно.</text:span></text:p>
      <text:p text:style-name="P26">– <text:span text:style-name="T126">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7">– <text:span text:style-name="T127">Спасибо.</text:span></text:p>
      <text:p text:style-name="P28">– <text:span text:style-name="T127">Не за что. Можете мне кое-что сказать теперь.</text:span>– <text:span text:style-name="T128">Он вытаскивает найденную им мандалу.</text:span>– <text:span text:style-name="T128">Что это значит?</text:span></text:p>
      <text:p text:style-name="P97">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98">Четыре стабилизатора <text:span text:style-name="T129">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29">, </text:span><text:soft-page-break/><text:span text:style-name="T129">что наша судьба связана с её собственной. Что нас переместила армия Троты для того, чтобы мы нашли Агрегат. </text:span></text:p>
      <text:p text:style-name="P110">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110"><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94"><text:span text:style-name="T9">Schwarzkommando</text:span> <text:span text:style-name="T130">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99">(а) с земли имелась радиосвязь с S-Gerät, <text:span text:style-name="T131">но лишь в таком направлении,</text:span></text:p>
      <text:p text:style-name="P100">(б) имелась проблема между сервоприводом и дополнительной линий кислорода проложенной понапраавлению к корме от основного бака,</text:p>
      <text:p text:style-name="P101">(в) Вайсман не только координировал проект S-Gerät в Нордхаузене, но ещё и командовал батареей запустившей Ракету 00000.</text:p>
      <text:p text:style-name="P102">Тотальный шпионаж. <text:span text:style-name="T133">Кусочек за кусочкам эта мозаика растёт. Чичерин, без сейфа, носит её в своём мозгу. Каждый кусок и осколочекк вписывается. Куда более ценная чем мозаика Равенны, иногда предстаёт на фоне это неба крахмального цвета….</text:span></text:p>
      <text:p text:style-name="P103">Радиосвязь + кислород = форсажная камера некоего рода. <text:span text:style-name="T134">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104">Но разве та форсажная камера не добавит асимметричного сгорания, и не будет ли нагрев больше, чем конструк<text:span text:style-name="T135">ц</text:span>ия способна выдержать? <text:span text:style-name="T136">Чёрт, почему он не захватил хоть </text:span><text:span text:style-name="T27">какого-нибудь </text:span><text:span text:style-name="T136"><text:s/>специалиста движущей системы? Или Американцы их всех собрали?</text:span></text:p>
      <text:p text:style-name="P105">Майор Марви, охотничий нож в зубах и два автомата Томсона упёрты в бёдра, <text:span text:style-name="T137">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106">О, он <text:span text:style-name="T9">нюхом чует</text:span> Енцина… <text:span text:style-name="T138">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38">….</text:span></text:p>
      <text:p text:style-name="P107">Но в эту ночь стало на квантовый скачок ближе. <text:span text:style-name="T139">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39">…</text:span></text:p>
      <text:p text:style-name="P108">А тем временем, что за таинственный <text:span text:style-name="T140">агент с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40">в Барселоне </text:span><text:span text:style-name="T30">si me quieres escribir </text:span><text:span text:style-name="T141">ты уже знаешь, где я остановлюсь… холод в кончике твоего пальца счищающего кожуру, неизлечимо нагрянувший холод….</text:span></text:p>
      <text:p text:style-name="P29">– <text:span text:style-name="T142">Послушай,</text:span>– <text:span text:style-name="T142">Марви уже на поддаче и разозлён,</text:span>– <text:span text:style-name="T142">када мы даберёмся до тех х’сосов?</text:span></text:p>
      <text:p text:style-name="P30">– <text:span text:style-name="T143">Никуда не денутся, можешь не сомневаться.</text:span></text:p>
      <text:p text:style-name="P31">– <text:span text:style-name="T144">Ты ба знал ка </text:span><text:span text:style-name="T31">на мня</text:span><text:span text:style-name="T144"> давют с Парижа! Со штаба! Фантастика! Тама навирху есь люди шо им ба покончать тех <text:s/>х’сосов прям </text:span><text:span text:style-name="T31">щас</text:span><text:span text:style-name="T144">. А то ж нажмут кнопку и не видать мне Мексиканских шлюх скоко </text:span><text:span text:style-name="T31">живу</text:span><text:span text:style-name="T144">. Типерь сичёш чё те черномазики удумали, хто-та должон становить их покуда не трахнули, блядь</text:span>—</text:p>
      <text:p text:style-name="P32">– <text:span text:style-name="T145">Этот человек из разведки, что ты видел</text:span>—<text:span text:style-name="T146">политика наших правительств легко может овпадать</text:span>—</text:p>
      <text:p text:style-name="P32">– <text:span text:style-name="T146">Те в спину не дышит Дженерал Электрик. <text:s/>Дилон… Рид… Стандарт Ойл… блядь….</text:span></text:p>
      <text:p text:style-name="P33">– <text:span text:style-name="T147">Так это так и надо, парни,</text:span>– <text:span text:style-name="T147">вмешивается Чортов Чиклиц.</text:span>– <text:span text:style-name="T148">Тут </text:span><text:span text:style-name="T32"><text:tab/></text:span><text:span text:style-name="T148">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48"> твоя </text:span><text:span text:style-name="T32">делает</text:span><text:span text:style-name="T148">! Вам </text:span><text:span text:style-name="T32">понятно</text:span><text:span text:style-name="T148">?</text:span></text:p>
      <text:p text:style-name="P109">Что <text:s/>за дела <text:span text:style-name="T149">тут</text:span>? Политический диспут? <text:span text:style-name="T150">Мало унижения, что упущены </text:span><text:span text:style-name="T33">Schwarzkommando</text:span><text:span text:style-name="T150">, нет, ещё не всё, не думай, что легко отделаешься….</text:span></text:p>
      <text:p text:style-name="P34">– <text:span text:style-name="T150">А и как насчёт Герберта Гувера?</text:span>– <text:span text:style-name="T151">Чиклиц вскрикивает.</text:span>– <text:span text:style-name="T152">Он пришёл и </text:span><text:span text:style-name="T34">накормил</text:span><text:span text:style-name="T152"> ваш народ, когда вы голодали. Тут </text:span><text:span text:style-name="T34">любят</text:span><text:span text:style-name="T152"> Гувера</text:span>—</text:p>
      <text:p text:style-name="P35">– <text:span text:style-name="T153">Да— Чичерин его прерывает,</text:span>– <text:span text:style-name="T154">что Дженерал Электрик тут делает, кстати?</text:span></text:p>
      <text:p text:style-name="P111">Дружеский подмиг от майора Марви: «<text:span text:style-name="T155">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6">– <text:span text:style-name="T156">Своп Еврей,</text:span>– <text:span text:style-name="T156">грит Чиклиц.</text:span></text:p>
      <text:p text:style-name="P37">– <text:span text:style-name="T157">Неа</text:span>—<text:span text:style-name="T157">Чортов, сам низнаиш чё гриш.</text:span></text:p>
      <text:p text:style-name="P38">– <text:span text:style-name="T158">Я те грю</text:span>— <text:span text:style-name="T158">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112">Марви спрашивать без толку. Он уже слишком пьян, чтобы держаться какой-либо одной теме. «<text:span text:style-name="T159">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159"> <text:s/>Farben! Йааах-ха-ха-ха!»</text:span></text:p>
      <text:p text:style-name="P113">Чортов Чиклиц переключился на свою обычную хохму с Элеонор Рузвельт: «<text:span text:style-name="T160">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160"> достаётся пирожное!»</text:span></text:p>
      <text:p text:style-name="P114">О, Вимпе! <text:span text:style-name="T161">Старый</text:span> V-<text:span text:style-name="T161">трудяга, не ты ли это сказал? </text:span><text:s/><text:span text:style-name="T162">Что твоя <text:s/>IG станет</text:span><text:span text:style-name="T37"> истинной моделью держав?</text:span></text:p>
      <text:p text:style-name="P115">Так оно доходит Чичерину тут на поляне, <text:span text:style-name="T163">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9">– <text:span text:style-name="T164">И, между прочим.</text:span>– <text:span text:style-name="T165">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40"><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166">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116">Имеются ли соглашения, на которые Сталин не пойдёт… <text:span text:style-name="T167">и даже </text:span><text:span text:style-name="T39">ничего не знает</text:span><text:span text:style-name="T167">?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117">Он будет тосковать о Свете, а о Пальце нет. <text:span text:style-name="T168">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168">… и….</text:span></text:p>
      <text:p text:style-name="P118">И когда Они узнают, что я не тот, за кого они меня принимают… <text:span text:style-name="T169">и с чего это Марви так на меня сейчас смотрит, <text:s/>глаза выпучил… о, не паникуй, не давай пищи его безумию, он просто по эту сторону от… от….</text:span></text:p>
      <text:p text:style-name="P118"><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19">В Каксэвен, лето замедляясь, дрейфует в Каксэвен. <text:span text:style-name="T170">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171">Δ</text:span><text:span text:style-name="T172">х и </text:span><text:span text:style-name="T171">Δ</text:span><text:span text:style-name="T172">у, сводя их ко всё более и более мелким, </text:span><text:span text:style-name="T173">приближая к нулю, </text:span><text:span text:style-name="T174">пока</text:span><text:span text:style-name="T173"> армии вечно уменьшающихся карликов </text:span><text:span text:style-name="T174">неслись галопом вверх по этим ступеням и снова вниз, </text:span><text:span text:style-name="T175">перестук их крохотных ног </text:span><text:span text:style-name="T176">становился всё тоньше, </text:span><text:span text:style-name="T177">сглаживаясь в ровный звук. </text:span><text:span text:style-name="T178">Это аналитическое наследие </text:span><text:span text:style-name="T179">передавалось неизменным</text:span><text:span text:style-name="T180">—</text:span><text:span text:style-name="T181">оно позволило технарям в Пенемюнде просматривать </text:span><text:span text:style-name="T182">плёнки Аскания </text:span><text:span text:style-name="T183">о</text:span><text:span text:style-name="T182"> полёт</text:span><text:span text:style-name="T183">е</text:span><text:span text:style-name="T182"> Ракет</text:span><text:span text:style-name="T183">ы</text:span><text:span text:style-name="T182">, <text:s/></text:span><text:span text:style-name="T183">кадр за кадром, </text:span><text:span text:style-name="T171"><text:s/>Δ</text:span><text:span text:style-name="T172">х и </text:span><text:span text:style-name="T171">Δ</text:span><text:span text:style-name="T172">у, </text:span><text:span text:style-name="T184">оставаясь сами вне полёта… </text:span><text:span text:style-name="T185">плёнка и исчисление, две порнографии полёта. </text:span><text:span text:style-name="T186">Напоминания о импотен</text:span><text:span text:style-name="T187">ции</text:span><text:span text:style-name="T186"> и </text:span><text:span text:style-name="T187">абстрагировании, </text:span><text:span text:style-name="T188">каменные очертания Treppengiebel, целые и разбитые, </text:span><text:span text:style-name="T189">возникают теперь над зелёными равнинами, </text:span><text:span text:style-name="T190">и держатся какое-то время, и уходят: </text:span><text:span text:style-name="T191">в тни их дети с волосами как сено играют в </text:span><text:span text:style-name="T192">Himmel</text:span><text:span text:style-name="T191"> и </text:span><text:span text:style-name="T192">Hölle</text:span><text:span text:style-name="T191">, </text:span><text:span text:style-name="T193">прыгая на деревенские мостовые с неба в ад </text:span><text:span text:style-name="T194">и в небо постепенно, по ступеням, </text:span><text:span text:style-name="T195">порою</text:span><text:span text:style-name="T194"> позволяя </text:span><text:span text:style-name="T195">и </text:span><text:span text:style-name="T194">Слотропу поп</text:span><text:span text:style-name="T195">ытаться</text:span><text:span text:style-name="T194">, </text:span><text:span text:style-name="T195">иногда исчезая в тёмные проулки, где дома постарше, многооконные и горестные, </text:span><text:span text:style-name="T196">склоняются вечно к соседним через улочку, </text:span><text:span text:style-name="T197">почти соприкасаясь над головой, </text:span><text:span text:style-name="T198">только узкая полынья молочного неба между ними</text:span><text:span text:style-name="T187">. </text:span></text:p>
      <text:p text:style-name="P120">С наступлением темноты дети бродят по улицам <text:span text:style-name="T202">с круглыми бумажными фонариками в руках, распевают </text:span><text:span text:style-name="T41">Laterne, Laterne, Sonne, Mond und Sterne…</text:span><text:span text:style-name="T202"> сферы в деревенских сумерках, бледные </text:span><text:soft-page-break/><text:span text:style-name="T202">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122">В текущем году, однако, празднование в опасности. <text:span text:style-name="T203">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1">– <text:span text:style-name="T204">Ты самый толстый толстяк в мире.</text:span></text:p>
      <text:p text:style-name="P41">– <text:span text:style-name="T205">Он толще любого в деревне.</text:span></text:p>
      <text:p text:style-name="P42">– <text:span text:style-name="T206">Ты же будешь? Будешь?</text:span></text:p>
      <text:p text:style-name="P44">– <text:span text:style-name="T206">Ну, не </text:span><text:span text:style-name="T42">такой уж </text:span><text:span text:style-name="T206">я и толстый... </text:span></text:p>
      <text:p text:style-name="P44">– <text:span text:style-name="T207">Вот я же тебе говорил, что кто-то подвернётся.</text:span></text:p>
      <text:p text:style-name="P43">– ...<text:span text:style-name="T208">погодите-ка, буду я что?</text:span></text:p>
      <text:p text:style-name="P47">– Будешь Плечацунга завтра.</text:p>
      <text:p text:style-name="P47">– Пожалуйста.</text:p>
      <text:p text:style-name="P123">При его мягкотелости в этот период, Слотроп поддаётся. <text:span text:style-name="T209">Его вытаскивают из травяной постели в центр, в городское правление. В подвале костюмы и бутафория для </text:span><text:span text:style-name="T43">Schweinheldfest</text:span><text:span text:style-name="T209">—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124">Толпа на следующее утро невелика и благодушна: <text:span text:style-name="T210">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211">не не означает чего-то ещё, из толокна.</text:span></text:p>
      <text:p text:style-name="P45">– <text:s/><text:span text:style-name="T44">Haferschleim, </text:span><text:span text:style-name="T211">Фриц?</text:span>– <text:span text:style-name="T212">Он хряпнул ещё, жалея, что спросил.</text:span></text:p>
      <text:p text:style-name="P121"><text:span text:style-name="T1">– <text:s/></text:span><text:span text:style-name="T44">Haferschleim, <text:s/>ja.</text:span><text:span text:style-name="T1"> </text:span></text:p>
      <text:p text:style-name="P46">– <text:s/><text:span text:style-name="T213">Ну, <text:s/></text:span><text:span text:style-name="T44">Haferschleim </text:span><text:span text:style-name="T213">лучше, чем ничего, хо, хо…</text:span><text:span text:style-name="T44"> </text:span>– <text:span text:style-name="T213">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14">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15">Вихляясь, с широчайшей ухмылкой, Слотроп выкрикивает свои слова: «Я гнев Донара</text:span>—<text:span text:style-name="T215">и сегодня вы будете мне наковальней!»</text:span>– <text:span text:style-name="T216">Прочь все они бросились хорошей орущей погоней по </text:span><text:soft-page-break/><text:span text:style-name="T216">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216">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125">Мирный, пьяный день, <text:span text:style-name="T217">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126">Слотрп возвращается из коричневой задней комнаты трубочного-дыма-и-капусты маленького кафе <text:span text:style-name="T218">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127">Эти появляющиеся в толпе водоворотики обычн<text:span text:style-name="T219">ый признак</text:span> чёрн<text:span text:style-name="T219">ого</text:span> рын<text:span text:style-name="T219">ка</text:span>. <text:span text:style-name="T220">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20">,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20"> этого дня таили их?</text:span></text:p>
      <text:p text:style-name="P128">Материализуясь из их <text:s/>таинственной тиши <text:span text:style-name="T221">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129">Чему удивляться. Полицаи подавляют эти трансакции <text:span text:style-name="T222">в точности как должно быть разгоняли анти-Нацистские выступления до Войны, валят с этими своими, хмм </text:span><text:span text:style-name="T47">ja</text:span><text:span text:style-name="T222">,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22">, и можешь биться об заклад, лягаши от счастья себя не помнят.</text:span></text:p>
      <text:p text:style-name="P130">Скоро к ним подтягивается Российское подкрепление, три грузовика <text:span text:style-name="T223">молодых Азиатов в гимнастёрках, которые похоже вообще не знают где это они, просто привезли откуда-то где </text:span><text:soft-page-break/><text:span text:style-name="T223">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23"> вторжение иноземцев? Крохотная девчушка уцепилась за его ногу, выкликая имя </text:span><text:span text:style-name="T48">Schweinheld’а</text:span><text:span text:style-name="T223">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131">Из улицы в гавань. Полиция перестала бить людей и начали <text:span text:style-name="T224">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8">– <text:span text:style-name="T225">Есть ордер на твой арест.</text:span></text:p>
      <text:p text:style-name="P48">– <text:span text:style-name="T225">Ещё чего? Они и без бумажек работают во всю.</text:span></text:p>
      <text:p text:style-name="P49">– <text:span text:style-name="T226">Русские нашли твою форму, думают, что ты дезертир.</text:span></text:p>
      <text:p text:style-name="P49">– <text:span text:style-name="T226">Это точно.</text:span></text:p>
      <text:p text:style-name="P132">Она уводит Слотропа к себе домой: в его костюме свиньи. <text:span text:style-name="T227">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27">,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27">,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199">Δ</text:span><text:span text:style-name="T200">х</text:span><text:span text:style-name="T201">’</text:span><text:span text:style-name="T200">ы и </text:span><text:span text:style-name="T199">Δ</text:span><text:span text:style-name="T200">у</text:span><text:span text:style-name="T201">’</text:span><text:span text:style-name="T200">и</text:span><text:span text:style-name="T228"> </text:span><text:span text:style-name="T227">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133">Даже теперь, лёжа рядом с чужаком переодетым свиньёй, <text:span text:style-name="T229">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229">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50">– <text:span text:style-name="T230">Луны нет,</text:span>– <text:span text:style-name="T230">шепчет она, глаза подрагивают, но она не отводит их.</text:span></text:p>
      <text:p text:style-name="P51">– <text:span text:style-name="T231">Каким путём лучше покинуть город?</text:span></text:p>
      <text:p text:style-name="P134">Она знает сотни таких. Его сердце, кончики пальцев, щемят от стыда.</text:p>
      <text:p text:style-name="P51">– <text:span text:style-name="T232">Я тебе покажу.</text:span></text:p>
      <text:p text:style-name="P52">– <text:span text:style-name="T232">Тебе не обязательно.</text:span></text:p>
      <text:p text:style-name="P52">– <text:span text:style-name="T232">Я так хочу.</text:span></text:p>
      <text:p text:style-name="P135">Её мать даёт Слотропу пару плюшек заныкать под <text:span text:style-name="T233">его </text:span>костюм свиньи. <text:span text:style-name="T234">Она бы нашла во что ему переодеться, но вся одежда её мужа пошла в обмен на продукты на </text:span><text:span text:style-name="T50">Tauschzentrale</text:span><text:span text:style-name="T234">.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141">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136">Городские вотрота высоки и тощи, <text:span text:style-name="T235">со ступенями в никуда выше них. Дорога прочь поворачивает через стрельчатый проём, уходит в ночные луга.</text:span></text:p>
      <text:p text:style-name="P53">– <text:span text:style-name="T236">Я хочу уйти с тобой,</text:span>– <text:span text:style-name="T236">Но она не движется сделать шаг сквозь арку вместе с ним.</text:span></text:p>
      <text:p text:style-name="P54">– <text:span text:style-name="T236">Может я ещё вернусь.</text:span>– <text:span text:style-name="T237">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238">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137">Понятливая девушка, спокойной ночи. <text:span text:style-name="T239">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138">Он держится открытой местности, спит когда <text:span text:style-name="T240">слишком</text:span> у<text:span text:style-name="T240">ставший для</text:span> ходьбы, <text:span text:style-name="T240">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5"><text:soft-page-break/>– <text:span text:style-name="T241">Погоди. А как тебе это?</text:span>– <text:span text:style-name="T241">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139">Слотроп голоден. «Пошли. Нам надо найти завтрак».<text:span text:style-name="T1">– У небольшого пруда рядом</text:span> <text:span text:style-name="T242">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242">,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140">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155">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142">Вскоре они стали завора<text:span text:style-name="T243">ч</text:span>ивать к морю. <text:span text:style-name="T243">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142"/>
      <text:p text:style-name="P180">Свинья весёлый попутчик,</text:p>
      <text:p text:style-name="P180">Кабан, свиноматка, подсвинок,</text:p>
      <text:p text:style-name="P181">Свинья это друг, кто поддержит всегда</text:p>
      <text:p text:style-name="P181">Хоть <text:span text:style-name="T245">и </text:span>горы <text:span text:style-name="T245">бы </text:span>на бок <text:span text:style-name="T245">свалились</text:span></text:p>
      <text:p text:style-name="P181">Когда тебя облапошили, <text:span text:style-name="T245">и на тебя ополчились,</text:span></text:p>
      <text:p text:style-name="P181">Когда весь свет против тебя</text:p>
      <text:p text:style-name="P182">И беспросветно всё вокруг,</text:p>
      <text:p text:style-name="P182">Свинья <text:span text:style-name="T244">тебя</text:span> не подведёт, </text:p>
      <text:p text:style-name="P182">Свинья самый верный друг!</text:p>
      <text:p text:style-name="P46"/>
      <text:p text:style-name="P143"><text:soft-page-break/>С наступлением ночи они зашли в полосу леса. <text:span text:style-name="T246">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144">На следующий день, около полудня, они заходят в медленно увядающий город, <text:span text:style-name="T247">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6">– <text:span text:style-name="T248">Фрида,</text:span>– <text:span text:style-name="T248">зовёт голос из синей тени позади стены. Хрюкая, ухмыляясь, свинья полнится гордостью</text:span>—<text:span text:style-name="T249">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250">Я Пёклер. Спасибо, что привели её домой.</text:span></text:p>
      <text:p text:style-name="P56">– <text:span text:style-name="T250">Нет, нет</text:span>—<text:span text:style-name="T250">она меня привела</text:span></text:p>
      <text:p text:style-name="P56">– <text:span text:style-name="T250">Да.</text:span></text:p>
      <text:p text:style-name="P145">Пёклер живёт в подвале городского совета. <text:span text:style-name="T251">У него есть кофе закипающий на горящем в плите плавняке.</text:span></text:p>
      <text:p text:style-name="P57">– <text:span text:style-name="T252">Вы играете в шахматы? </text:span></text:p>
      <text:p text:style-name="P146">Фрида лезет со своими подсказками. <text:span text:style-name="T253">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253">?</text:span></text:p>
      <text:p text:style-name="P147">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8">– <text:span text:style-name="T254">Позвольте хотя бы расскажу свою историю,</text:span>– <text:span text:style-name="T255">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256">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9"><text:soft-page-break/>– Schwarzgerät,– <text:span text:style-name="T257">покачивает Пёклер головой,</text:span>– <text:span text:style-name="T258">я не знаю что это такое. Никогда не интересовался. Это действительно что вам нужно?</text:span></text:p>
      <text:p text:style-name="P148">Слотроп призадумывается. На их чашки с кофе падает свет солнца в окне <text:span text:style-name="T259">и отскакивает вверх в потолок, покачивающимися эллипсами синевы. «Не знаю. Кроме той типа личной связи с</text:span><text:span text:style-name="T260"> </text:span><text:span text:style-name="T259">Imipolex G. . . .»</text:span></text:p>
      <text:p text:style-name="P60">– <text:span text:style-name="T261">Это ароматический полиимид,</text:span>– <text:span text:style-name="T261">Пёклер прячет пистолет обратно под свою рубашку.</text:span></text:p>
      <text:p text:style-name="P60">– <text:span text:style-name="T261">Раскажите мне о нём,</text:span>– <text:span text:style-name="T261">грит Слотроп.</text:span></text:p>
      <text:p text:style-name="P149">Ну, но не раньше, чем он рассказал что-то про Ильзе <text:s/><text:span text:style-name="T262">и её </text:span>летние возвраты, <text:span text:style-name="T263">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150">Она всё ещё с тобой, хотя всё труднее различается с течением дней, <text:span text:style-name="T264">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15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51">Пёклер может таки кое-что рассказать про Ласло Джамфа, <text:span text:style-name="T265">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265">….»</text:span></text:p>
      <text:p text:style-name="P152">В последнюю треть его жизни, на Ласло Джамфа нашл<text:span text:style-name="T266">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266">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266">, как общее пользование электронами среди атомов углерода должно было лечь в основу жизни, </text:span><text:span text:style-name="T55">его</text:span><text:span text:style-name="T266"> жизни, разило Джамфа как издёвка космических масштабов. </text:span><text:span text:style-name="T55">Общее пользование</text:span><text:span text:style-name="T266">? Насколько более прочной и вечной была </text:span><text:span text:style-name="T55">ионная</text:span><text:span text:style-name="T266"> связь—при которой электронами не делятся, но их </text:span><text:span text:style-name="T55">захватывают</text:span><text:span text:style-name="T266">. </text:span><text:span text:style-name="T55">Схвачены</text:span><text:span text:style-name="T266">!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1">– <text:span text:style-name="T267">Как бы мы не восхваляли Рассудочность,</text:span>– <text:span text:style-name="T267">говорил он классу Пёклера ещё в Т.Ш.</text:span>– <text:span text:style-name="T268">умеренность, готовность к компромиссам, тем не менее всегда остаётся лев, лев в каждом из вас. Он либо укрощён</text:span>—<text:span text:style-name="T269">слишком большими дозами математики, деталями дизайна, корпоративными ритуалами</text:span>—<text:span text:style-name="T270">либо остаётся диким, вечным хищником.</text:span></text:p>
      <text:p text:style-name="P62">– <text:span text:style-name="T271">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153">Если это было химией Национал-Социализма, <text:span text:style-name="T272">то вините то самое нечто-витающее-в-воздухе, тот самый </text:span><text:span text:style-name="T56">Zeitgeist</text:span><text:span text:style-name="T272">.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272">, лицо актёра Рудольфа Кляйн-Рогге, которому Пёклер поклонялся и на кого хотел походить.</text:span></text:p>
      <text:p text:style-name="P154"><text:soft-page-break/>Кляйн-Рогге уносил аппетитных актрис на верхушки крыш, когда Кинг Конг ещё титьку сосал не имея двигательных навыков <text:span text:style-name="T273">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273">.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156">Любопытная мощь. <text:span text:style-name="T274">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274">.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157">По пути домой, на трамвае и пешком, <text:span text:style-name="T275">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158">Кляйн-Рогге запомнился предле всего в роли доктора Мабузе. <text:span text:style-name="T276">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276">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276">,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276">! пока этот вежливый Гёцке сидел в своём кабинете, среди своих бумаг и сибаритов—Мабузе пытается его </text:span><text:soft-page-break/><text:span text:style-name="T276">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159">Изобретатель Метрополиса Ротванг, <text:span text:style-name="T277">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63">– <text:span text:style-name="T278">У вас два выбора,</text:span>– <text:span text:style-name="T279">вскричал Джамф на последней лекции того года: на улицах витиеватые штрихи ветра, девушки в бледно-цв</text:span><text:span text:style-name="T280">е́</text:span><text:span text:style-name="T279">тных платьях, океаны пива, мужские хора напряжённо, с чувством приподнятые распевая </text:span><text:span text:style-name="T61">Semper sit in flores/</text:span><text:span text:style-name="T279"> </text:span>Semper sit in flo-ho-res… – <text:span text:style-name="T281">либо оставаться с углеродом и водородом, брать свои коробки с обедом на работу каждое утро вместе с безликим стадом</text:span> <text:span text:style-name="T282">торопящимся внутрь укрыться от солнечного света</text:span>—<text:span text:style-name="T283">или двигаться </text:span><text:span text:style-name="T62">за пределы</text:span><text:span text:style-name="T283">. Кремний, карбид бора, фосфор</text:span>—<text:span text:style-name="T284">они могут заменить углерод и могут связываться с азотом вместо водорода</text:span>—<text:span text:style-name="T286">(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285">двигаться вне жизни, в неорганику. Где нет хрупкости, нет смертности</text:span>—<text:span text:style-name="T286">тут Сила и Вечность.</text:span>– <text:span text:style-name="T286">Затем его знаменитый финал, он стёр со своей доски корявые C—H, и мелом написал громадные Si—N.</text:span></text:p>
      <text:p text:style-name="P160">Волна будущего. <text:span text:style-name="T287">Но сам Джамф, странно, </text:span><text:span text:style-name="T63">не </text:span><text:span text:style-name="T287">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16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61"><text:s/><text:span text:style-name="T288">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162">Войдите в положение бедняги<text:span text:style-name="T1">—</text:span>стько денег, чтоне знает как их и потратить. <text:span text:style-name="T289">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text:span><text:soft-page-break/><text:span text:style-name="T289">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64">занятых производством</text:span><text:span text:style-name="T289">.</text:span></text:p>
      <text:p text:style-name="P163">Психолог<text:span text:style-name="T290">и</text:span>ческие исследования стали, фактически, <text:span text:style-name="T290">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164">Он стал своим, после Первой Мировой Войны, в офисе Попечителя Иностранной Собственности. <text:span text:style-name="T291">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165">После пожара у Фламбаума, линии власти между Блендом и его Германскими коллегами должны были пересм<text:span text:style-name="T292">отре</text:span>ться. <text:span text:style-name="T292">Что и тянулось пару лет. Бленд оказался в Сент-Луисе времён Депрессии </text:span><text:soft-page-break/><text:span text:style-name="T292">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64">– <text:span text:style-name="T293">О, как мне нужен хороший электронщик,</text:span>– <text:span text:style-name="T293">простонал Трейси.</text:span>– <text:span text:style-name="T293">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65">кастрируют</text:span><text:span text:style-name="T293"> моего </text:span><text:span text:style-name="T65">мальчика! </text:span><text:span text:style-name="T294">Знаешь что, по-моему, всё это? Какой-то </text:span><text:span text:style-name="T66">заговор</text:span><text:span text:style-name="T294">!</text:span></text:p>
      <text:p text:style-name="P166">Вендетты, перчатки с бисером, неуловимые отравы, входят на цыпочках в эту благовоспитанную гостиную с портретом <text:span text:style-name="T295">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65">– <text:span text:style-name="T296">Есть у меня как раз такой,</text:span>– <text:span text:style-name="T296">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297">Завтра же прибудет Серебряной Стрелой, Без проблем, Ал.</text:span></text:p>
      <text:p text:style-name="P66">– <text:span text:style-name="T298">Пошли посмотришь,</text:span>– <text:span text:style-name="T298">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167">После затяжной канители на входе, <text:span text:style-name="T299">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67">жизнь</text:span><text:span text:style-name="T299">, О Парни, Бей Вовсю, Мировые Турниры, Везучие Линды, насколько хватает глаз.</text:span></text:p>
      <text:p text:style-name="P67">– <text:span text:style-name="T300">И все до одного ёбнутые,</text:span>– <text:span text:style-name="T300">грит меланхолично Трейси.</text:span>– <text:span text:style-name="T301">Вот посмотри.</text:span>– <text:span text:style-name="T302">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68">всё так забавно</text:span><text:span text:style-name="T302">!</text:span>– <text:span text:style-name="T303">У тебя есть монетка?</text:span>– <text:span text:style-name="T69">Чаннггг</text:span><text:span text:style-name="T304">, спружинивает шарик на волосок проскакивая ямку большого результата, хмм похоже там накрепко покоробилось </text:span><text:span text:style-name="T69">ахннггхк</text:span><text:span text:style-name="T304"> ударяет в мигалку на 1000 но на табло вспыхивает лишь 50</text:span>— <text:span text:style-name="T305">Видал?</text:span>– <text:span text:style-name="T305">вскрикивает Трейси, пока шарик камнем скатывается вниз, последний шанс перехватить битком </text:span><text:span text:style-name="T70">дзинь</text:span><text:span text:style-name="T71">к</text:span><text:span text:style-name="T305"> биток щёлкает в обратную ёб-твою </text:span><text:span text:style-name="T70">сторону</text:span><text:span text:style-name="T305"> и на табло высвечивает ПЕРЕКОС.</text:span></text:p>
      <text:p text:style-name="P68">– <text:span text:style-name="T306">Перекос?</text:span>– <text:s/><text:span text:style-name="T306">Бленд почёсывает свою голову.</text:span>– <text:s/><text:span text:style-name="T306">Да ты же даже не</text:span>—</text:p>
      <text:p text:style-name="P69">– <text:span text:style-name="T307">И то же самое с каждой,</text:span>– <text:span text:style-name="T308">Трейси разливается разочарованием.</text:span>– <text:span text:style-name="T308">Сам попробуй.</text:span></text:p>
      <text:p text:style-name="P168">Второй шарик не успевает даже выскочить из <text:span text:style-name="T309">желоба</text:span>, <text:span text:style-name="T309">а</text:span> Блен уж<text:span text:style-name="T309">е</text:span> получил ПЕРЕКОС <text:span text:style-name="T309">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72">банг</text:span><text:span text:style-name="T309">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text:span><text:soft-page-break/><text:span text:style-name="T309">Краю, и никому не известно где теперь Катшпиль или когда, или вообще ли, будет он снова</text:span>. <text:span text:style-name="T310">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169">Ну, как будто вы не знали, когда уж кажется всему каюк, Провидение вставляет краткое<text:span text:style-name="T1">—</text:span><text:span text:style-name="T9">стататата</text:span>! <text:span text:style-name="T311">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70">– <text:span text:style-name="T312">И они </text:span><text:span text:style-name="T73">все</text:span><text:span text:style-name="T312"> такие?</text:span></text:p>
      <text:p text:style-name="P70">– <text:span text:style-name="T312">Ох и поимели ж меня,</text:span>– <text:span text:style-name="T312">стонет Альфонсо Трейси.</text:span></text:p>
      <text:p text:style-name="P70">– <text:span text:style-name="T312">Раз на раз не приходится,</text:span>– <text:span text:style-name="T312">утешает Бленд, и тут у нас реприза «Светлые Дни для Чёрного Рынка» Герхарда фон Гёля, с поправкой на время, место и цвет:</text:span></text:p>
      <text:p text:style-name="P70"/>
      <text:p text:style-name="P183">Всег-да привалит<text:span text:style-name="T1">—</text:span>ещё доллар,</text:p>
      <text:p text:style-name="P183"><text:soft-page-break/>Не так, то эдак, да!</text:p>
      <text:p text:style-name="P184">Поменьше надо спать,</text:p>
      <text:p text:style-name="P184">Про-снись, с росою на траве,</text:p>
      <text:p text:style-name="P185">И сможешь жопу им порвать<text:span text:style-name="T1">—</text:span></text:p>
      <text:p text:style-name="P186">Всегда ты доллар зашибёшь,</text:p>
      <text:p text:style-name="P186">С той пира-ми-дой где глаз натянут,</text:p>
      <text:p text:style-name="P187">Слышь, парнишь,</text:p>
      <text:p text:style-name="P187">С подмигом он тебе поёт: «Ты всё насквозь проссышь!»</text:p>
      <text:p text:style-name="P187"/>
      <text:p text:style-name="P188"><text:span text:style-name="T313">Желание есть</text:span>, <text:span text:style-name="T313">так и путь</text:span> найдётся,</text:p>
      <text:p text:style-name="P189">Смотри не упусти,</text:p>
      <text:p text:style-name="P189">Мозгами шевели-крути,</text:p>
      <text:p text:style-name="P189">И где только придётся</text:p>
      <text:p text:style-name="P189">Сгреби ещё хоть доллар,</text:p>
      <text:p text:style-name="P190">Неважно: решкой иль орлом,</text:p>
      <text:p text:style-name="P190">Пока Война при напролом</text:p>
      <text:p text:style-name="P191">Давай вперёд, за долларом,</text:p>
      <text:p text:style-name="P191">За долларом!</text:p>
      <text:p text:style-name="P170"/>
      <text:p text:style-name="P171">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314">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172">Вне стен храма, представители Чикагской организации <text:span text:style-name="T315">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text:span><text:soft-page-break/><text:span text:style-name="T315">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173">Последний раз как мы встречали Фибеля, он зацеплял, тянул и попускал страховочный трос того Хорста Ахтфадена <text:span text:style-name="T316">в его скалолазные дни, Фибель, который оставался внизу и довёл своего друга до Пенемюнде—</text:span><text:span text:style-name="T74">довёл его до</text:span><text:span text:style-name="T316">? а не кусок ли тут излишней паранойи, не </text:span><text:span text:style-name="T74">вполне</text:span><text:span text:style-name="T316">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174">Этот каменнолицый капустник Фибель <text:span text:style-name="T317">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75">also</text:span><text:span text:style-name="T317">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175">В оплату за его доброе дело, Лайл Бленд, которому оно вообще пофиг, принят в Масоны. <text:span text:style-name="T318">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76">Illuminati</text:span><text:span text:style-name="T318">.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76">living stone</text:span><text:span text:style-name="T318">? ну, ещё бы) забрёл в местную деревню, даже и не в сердце, а в </text:span><text:span text:style-name="T76">подсознании</text:span><text:span text:style-name="T318">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76">отвечает на него</text:span><text:span text:style-name="T318">,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176">Мы должны также никогда не забывать знаменитого Миссурийского Масона Гарри Трумена: <text:span text:style-name="T319">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192"><text:soft-page-break/>К тому времени как вступил Блед, Масоны уже давно предавно дегенерировали просто в ещё один клуб бизнесменов. <text:span text:style-name="T320">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77">всех</text:span><text:span text:style-name="T320"> из них, впрочем. Время от времени сталкиваешься <text:s/>с заскоком вспять из времён минувших. <text:s/>Лайл Бленд оказался одним из них.</text:span></text:p>
      <text:p text:style-name="P193">Маия этих Масонских ритуалов очень, очень древняя. <text:span text:style-name="T321">И в те давние дни она </text:span><text:span text:style-name="T78">работала</text:span><text:span text:style-name="T321">.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194">Бленд обнаружил, что возвращаясь к себе домой в Бикон Хилл <text:span text:style-name="T322">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79">где-то</text:span><text:span text:style-name="T322">,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195">В ночь после следующего собрания, лёжа дома на спине на привычном диване, <text:span text:style-name="T323">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80">вплеснулся</text:span><text:span text:style-name="T323">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80">первый шаг</text:span><text:span text:style-name="T323">.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196">Ему потребовался месяц или два, пока начал полу<text:span text:style-name="T324">ч</text:span>аться переворот. <text:span text:style-name="T324">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197">Очень скоро он стал проводить <text:span text:style-name="T325">большую часть своего времени </text:span><text:s/>на том диване, <text:span text:style-name="T326">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198">Случались, хотя редко, в географическом пространстве, путешествия <text:span text:style-name="T327">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199"><text:soft-page-break/>Что нашёл Андрэ в полярных исследованиях: <text:span text:style-name="T328">о чём нам нужно было узнать?</text:span></text:p>
      <text:p text:style-name="P200">Бленд, всё ещё подмастрье, <text:span text:style-name="T329">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201">– <text:span text:style-name="T330">Сссамо ссобой,</text:span>– <text:span text:style-name="T330">все уставились на него,</text:span>– <text:span text:style-name="T331">но зачем тогда говорить «тело и дух»? Зачем делать такое различие?</text:span></text:p>
      <text:p text:style-name="P202">Потому что трудно не изумляться открытия, что Земля живая тварь, <text:span text:style-name="T332">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203"><text:span text:style-name="T333">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81">звучит сверхъестественным тембром</text:span><text:span text:style-name="T333">, флакон для шампуня </text:span><text:span text:style-name="T81">отражение эго</text:span><text:span text:style-name="T333">, Приз в пачке Крекеров </text:span><text:span text:style-name="T81">одноразовая забава</text:span><text:span text:style-name="T333">, корпус бытовой техники </text:span><text:span text:style-name="T81">обтекатель ветров познания</text:span><text:span text:style-name="T333">, бутылочки младенцев </text:span><text:span text:style-name="T81">умиротворение</text:span><text:span text:style-name="T333">, мясные пакеты </text:span><text:span text:style-name="T81">сокрытие убиения</text:span><text:span text:style-name="T333">, пакеты для химчистки </text:span><text:span text:style-name="T81">дет</text:span><text:span text:style-name="T82">ск</text:span><text:span text:style-name="T81">о</text:span><text:span text:style-name="T82">е</text:span><text:span text:style-name="T81"> удушение</text:span><text:span text:style-name="T333">, садовые шланги </text:span><text:span text:style-name="T81">бесконечное напоение пустоши…</text:span><text:span text:style-name="T333">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204">Повезло Бленду, освободиться от всего этого. <text:span text:style-name="T334">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text:span><text:soft-page-break/><text:span text:style-name="T334">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205">Один за другим, его семья подошли проститься. <text:span text:style-name="T335">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ею от одной из её <text:s/>племянниц, которая никогда немогла понять её вкуса.</text:span></text:p>
      <text:p text:style-name="P20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50"/>
      <text:p text:style-name="P144"/>
      <text:p text:style-name="P4"/>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08T14:42:20.735389858</dc:date>
    <meta:editing-duration>P15DT14H27M48S</meta:editing-duration>
    <meta:editing-cycles>8126</meta:editing-cycles>
    <meta:generator>LibreOffice/6.1.5.2$Linux_X86_64 LibreOffice_project/10$Build-2</meta:generator>
    <meta:document-statistic meta:table-count="0" meta:image-count="6" meta:object-count="0" meta:page-count="24" meta:paragraph-count="232" meta:word-count="12749" meta:character-count="86619" meta:non-whitespace-character-count="73982"/>
  </office:meta>
</office:document-meta>
</file>